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 style:list-style-name="L1">
      <style:paragraph-properties fo:padding="0.049cm" fo:border="0.06pt solid #d9d9e3"/>
    </style:style>
    <style:style style:name="P3" style:family="paragraph" style:parent-style-name="Text_20_body" style:list-style-name="L2">
      <style:paragraph-properties fo:padding="0.049cm" fo:border="0.06pt solid #d9d9e3"/>
    </style:style>
    <style:style style:name="P4" style:family="paragraph" style:parent-style-name="Text_20_body" style:list-style-name="L3">
      <style:paragraph-properties fo:padding="0.049cm" fo:border="0.06pt solid #d9d9e3"/>
    </style:style>
    <style:style style:name="P5" style:family="paragraph" style:parent-style-name="Text_20_body" style:list-style-name="L4">
      <style:paragraph-properties fo:padding="0.049cm" fo:border="0.06pt solid #d9d9e3"/>
    </style:style>
    <style:style style:name="P6" style:family="paragraph" style:parent-style-name="Text_20_body" style:list-style-name="L5">
      <style:paragraph-properties fo:padding="0.049cm" fo:border="0.06pt solid #d9d9e3"/>
    </style:style>
    <style:style style:name="P7" style:family="paragraph" style:parent-style-name="Text_20_body" style:list-style-name="L6">
      <style:paragraph-properties fo:padding="0.049cm" fo:border="0.06pt solid #d9d9e3"/>
    </style:style>
    <style:style style:name="P8" style:family="paragraph" style:parent-style-name="Text_20_body" style:list-style-name="L7">
      <style:paragraph-properties fo:padding="0.049cm" fo:border="0.06pt solid #d9d9e3"/>
    </style:style>
    <style:style style:name="P9" style:family="paragraph" style:parent-style-name="Text_20_body" style:list-style-name="L8">
      <style:paragraph-properties fo:padding="0.049cm" fo:border="0.06pt solid #d9d9e3"/>
    </style:style>
    <style:style style:name="P10" style:family="paragraph" style:parent-style-name="Text_20_body" style:list-style-name="L9">
      <style:paragraph-properties fo:padding="0.049cm" fo:border="0.06pt solid #d9d9e3"/>
    </style:style>
    <style:style style:name="P11" style:family="paragraph" style:parent-style-name="Text_20_body" style:list-style-name="L10">
      <style:paragraph-properties fo:padding="0.049cm" fo:border="0.06pt solid #d9d9e3"/>
    </style:style>
    <style:style style:name="P12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13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14" style:family="paragraph" style:parent-style-name="Text_20_body" style:list-style-name="L3">
      <style:paragraph-properties fo:margin-top="0cm" fo:margin-bottom="0cm" style:contextual-spacing="false" fo:padding="0.049cm" fo:border="0.06pt solid #d9d9e3"/>
    </style:style>
    <style:style style:name="P15" style:family="paragraph" style:parent-style-name="Text_20_body" style:list-style-name="L5">
      <style:paragraph-properties fo:margin-top="0cm" fo:margin-bottom="0cm" style:contextual-spacing="false" fo:padding="0.049cm" fo:border="0.06pt solid #d9d9e3"/>
    </style:style>
    <style:style style:name="P16" style:family="paragraph" style:parent-style-name="Text_20_body" style:list-style-name="L6">
      <style:paragraph-properties fo:margin-top="0cm" fo:margin-bottom="0cm" style:contextual-spacing="false" fo:padding="0.049cm" fo:border="0.06pt solid #d9d9e3"/>
    </style:style>
    <style:style style:name="P17" style:family="paragraph" style:parent-style-name="Text_20_body" style:list-style-name="L8">
      <style:paragraph-properties fo:margin-top="0cm" fo:margin-bottom="0cm" style:contextual-spacing="false" fo:padding="0.049cm" fo:border="0.06pt solid #d9d9e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лан реагирования на инциденты ИБ для ООО «АВС»:</text:p>
      <text:p text:style-name="P1">а) Общие действия при выявлении инцидента:</text:p>
      <text:list xml:id="list496112750" text:style-name="L1">
        <text:list-item>
          <text:p text:style-name="P12">Сотрудник/система, которая обнаружила инцидент, должна немедленно уведомить ответственного за информационную безопасность или IT-отдел.</text:p>
        </text:list-item>
        <text:list-item>
          <text:p text:style-name="P2">Ответственный за информационную безопасность или IT-отдел должны незамедлительно приступить к реагированию на инцидент.</text:p>
        </text:list-item>
      </text:list>
      <text:p text:style-name="P1">б) Действия при выявлении конкретного инцидента: вредоносное ПО на серверах компании:</text:p>
      <text:list xml:id="list2046278814" text:style-name="L2">
        <text:list-item>
          <text:p text:style-name="P13">Сотрудник/система, обнаружившие вредоносное ПО, должны немедленно уведомить ответственного за информационную безопасность или IT-отдел.</text:p>
        </text:list-item>
        <text:list-item>
          <text:p text:style-name="P13">Ответственный за информационную безопасность или IT-отдел должны принять следующие шаги:</text:p>
          <text:list>
            <text:list-item>
              <text:p text:style-name="P13">Изолировать серверы, на которых обнаружено вредоносное ПО, от сети, чтобы предотвратить дальнейшее распространение.</text:p>
            </text:list-item>
            <text:list-item>
              <text:p text:style-name="P13">Отключить или выключить зараженные серверы согласно предварительно разработанной процедуре.</text:p>
            </text:list-item>
            <text:list-item>
              <text:p text:style-name="P13">Провести анализ вредоносного ПО с целью определения его характеристик, механизмов распространения и возможных последствий.</text:p>
            </text:list-item>
            <text:list-item>
              <text:p text:style-name="P13">Разработать и применить соответствующие меры по обезвреживанию вредоносного ПО и восстановлению нормальной работы серверов.</text:p>
            </text:list-item>
            <text:list-item>
              <text:p text:style-name="P13">Оповестить руководство компании о произошедшем инциденте и предоставить им полную информацию о его последствиях и предпринятых мерах.</text:p>
            </text:list-item>
            <text:list-item>
              <text:p text:style-name="P3">Собрать и сохранить все необходимые логи, записи и данные, которые могут помочь в дальнейшем расследовании инцидента и усилении защиты.</text:p>
            </text:list-item>
          </text:list>
        </text:list-item>
      </text:list>
      <text:list xml:id="list4159590642" text:style-name="L3">
        <text:list-item>
          <text:p text:style-name="P4">Рабочая группа и их обязанности в зависимости от характера инцидента:</text:p>
          <text:list>
            <text:list-item>
              <text:p text:style-name="P14">Ответственный за информационную безопасность или IT-отдел: координирование реагирования на инцидент, руководство процессом обнаружения, анализа и устранения инцидента.</text:p>
            </text:list-item>
            <text:list-item>
              <text:p text:style-name="P14">Системные администраторы: оказание помощи в изоляции зараженных систем, восстановлении данных и внедрении патчей или обновлений для устранения уязвимостей.</text:p>
            </text:list-item>
            <text:list-item>
              <text:p text:style-name="P14">Команда по расследованию инцидентов: проведение анализа инцидента, определение его источника и причины, сбор информации для будущей профилактики и улучшения системы безопасности.</text:p>
            </text:list-item>
            <text:list-item>
              <text:p text:style-name="P14">Юридический отдел: оценка возможных правовых последствий инцидента и координация действий в соответствии с законодательством о защите данных и информационной безопасности.</text:p>
            </text:list-item>
            <text:list-item>
              <text:p text:style-name="P14">Руководство компании: принятие окончательных решений и действий на основе предоставленной информации о инциденте и рекомендаций рабочей группы.</text:p>
            </text:list-item>
          </text:list>
        </text:list-item>
        <text:list-item>
          <text:p text:style-name="P4">План реагирования на инциденты ИБ для ООО «АВС»:</text:p>
        </text:list-item>
      </text:list>
      <text:p text:style-name="P1">Шаг 1: Обнаружение инцидента</text:p>
      <text:list xml:id="list3074256713" text:style-name="L4">
        <text:list-item>
          <text:p text:style-name="P5"><text:soft-page-break/>Сотрудник/система, обнаружившие инцидент, немедленно уведомляют ответственного за информационную безопасность или IT-отдел.</text:p>
        </text:list-item>
      </text:list>
      <text:p text:style-name="P1">Шаг 2: Реагирование на инцидент</text:p>
      <text:list xml:id="list3382832656" text:style-name="L5">
        <text:list-item>
          <text:p text:style-name="P15">Ответственный за информационную безопасность или IT-отдел немедленно приступают к реагированию на инцидент.</text:p>
        </text:list-item>
        <text:list-item>
          <text:p text:style-name="P15">Изолируют зараженные системы от сети.</text:p>
        </text:list-item>
        <text:list-item>
          <text:p text:style-name="P15">Анализируют вредоносное ПО для определения его характеристик и механизмов распространения.</text:p>
        </text:list-item>
        <text:list-item>
          <text:p text:style-name="P6">Разрабатывают и применяют меры по обезвреживанию вредоносного ПО и восстановлению нормальной работы систем.</text:p>
        </text:list-item>
      </text:list>
      <text:p text:style-name="P1">Шаг 3: Координация действий</text:p>
      <text:list xml:id="list53216353" text:style-name="L6">
        <text:list-item>
          <text:p text:style-name="P16">Ответственный за информационную безопасность или IT-отдел координируют действия рабочей группы.</text:p>
        </text:list-item>
        <text:list-item>
          <text:p text:style-name="P7">Системные администраторы, команда по расследованию инцидентов и юридический отдел выполняют свои обязанности в соответствии с назначенными задачами.</text:p>
        </text:list-item>
      </text:list>
      <text:p text:style-name="P1">Шаг 4: Оповещение руководства</text:p>
      <text:list xml:id="list532374180" text:style-name="L7">
        <text:list-item>
          <text:p text:style-name="P8">Руководство компании оповещается о произошедшем инциденте и предоставляется полная информация о его последствиях и предпринятых мерах.</text:p>
        </text:list-item>
      </text:list>
      <text:p text:style-name="P1">Шаг 5: Анализ и предпринимаемые действия</text:p>
      <text:list xml:id="list1781893506" text:style-name="L8">
        <text:list-item>
          <text:p text:style-name="P17">Команда по расследованию инцидентов проводит анализ инцидента, определяет его источник и причины.</text:p>
        </text:list-item>
        <text:list-item>
          <text:p text:style-name="P9">Разрабатываются рекомендации для усиления системы безопасности и предотвращения подобных инцидентов в будущем.</text:p>
        </text:list-item>
      </text:list>
      <text:p text:style-name="P1">Шаг 6: Правовая оценка</text:p>
      <text:list xml:id="list1641245621" text:style-name="L9">
        <text:list-item>
          <text:p text:style-name="P10">Юридический отдел оценивает возможные правовые последствия инцидента и координирует действия в соответствии с законодательством о защите данных и информационной безопасности.</text:p>
        </text:list-item>
      </text:list>
      <text:p text:style-name="P1">Шаг 7: Заключительные решения</text:p>
      <text:list xml:id="list3545718083" text:style-name="L10">
        <text:list-item>
          <text:p text:style-name="P11">Руководство компании принимает окончательные решения и действия на основе предоставленной информации о инциденте и рекомендаций рабочей группы.</text:p>
        </text:list-item>
      </text:list>
      <text:p text:style-name="P1">План реагирования на инциденты ИБ должен быть документирован, регулярно обновляться и известен всем ответственным сотрудникам. Также необходимо проводить тренировки и учения по плану реагирования, чтобы персонал был готов к эффективному реагированию на возможные инциденты ИБ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3:56:45.478208582</meta:creation-date>
    <dc:date>2023-06-16T13:59:01.818404322</dc:date>
    <meta:editing-duration>PT2M21S</meta:editing-duration>
    <meta:editing-cycles>1</meta:editing-cycles>
    <meta:document-statistic meta:table-count="0" meta:image-count="0" meta:object-count="0" meta:page-count="2" meta:paragraph-count="40" meta:word-count="521" meta:character-count="4184" meta:non-whitespace-character-count="3732"/>
    <meta:generator>LibreOffice/7.0.4.2$Linux_X86_64 LibreOffice_project/00$Build-2</meta:generator>
  </office:meta>
</office:document-meta>
</file>